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1799in"/>
    </style:style>
    <style:style style:name="co2" style:family="table-column">
      <style:table-column-properties fo:break-before="auto" style:column-width="0.8035in"/>
    </style:style>
    <style:style style:name="co3" style:family="table-column">
      <style:table-column-properties fo:break-before="auto" style:column-width="3.002in"/>
    </style:style>
    <style:style style:name="co4" style:family="table-column">
      <style:table-column-properties fo:break-before="auto" style:column-width="1.5972in"/>
    </style:style>
    <style:style style:name="co5" style:family="table-column">
      <style:table-column-properties fo:break-before="auto" style:column-width="1.1043in"/>
    </style:style>
    <style:style style:name="co6" style:family="table-column">
      <style:table-column-properties fo:break-before="auto" style:column-width="0.7063in"/>
    </style:style>
    <style:style style:name="co7" style:family="table-column">
      <style:table-column-properties fo:break-before="auto" style:column-width="0.6807in"/>
    </style:style>
    <style:style style:name="co8" style:family="table-column">
      <style:table-column-properties fo:break-before="auto" style:column-width="3.4953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3543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ta1" style:family="table" style:master-page-name="PageStyle_5f_WEDNESDAY">
      <style:table-properties table:display="true" style:writing-mode="lr-tb" tableooo:tab-color="#e4eef8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4" style:family="table-cell" style:parent-style-name="Default" style:data-style-name="N42">
      <style:table-cell-properties fo:padding="0.028in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5" style:family="table-cell" style:parent-style-name="Default" style:data-style-name="N42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Century Gothic" style:font-size-complex="16pt" style:font-style-complex="normal" style:font-weight-complex="bold"/>
    </style:style>
    <style:style style:name="ce6" style:family="table-cell" style:parent-style-name="Default" style:data-style-name="N42">
      <style:table-cell-properties style:glyph-orientation-vertical="0" fo:border-bottom="0.74pt solid #e4eef8" fo:background-color="#5f79a0" style:diagonal-bl-tr="none" style:diagonal-tl-br="none" style:text-align-source="fix" style:repeat-content="false" fo:wrap-option="wrap" fo:border-left="0.74pt solid #d6d6d6" style:direction="ltr" fo:padding="0.028in" fo:border-right="none" style:rotation-angle="0" style:rotation-align="none" style:shrink-to-fit="false" fo:border-top="0.74pt solid #d6d6d6" style:vertical-align="middle" loext:vertical-justify="auto"/>
      <style:paragraph-properties fo:text-align="center" css3t:text-justify="auto" fo:margin-left="0.139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7" style:family="table-cell" style:parent-style-name="Default" style:data-style-name="N42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start" css3t:text-justify="auto" fo:margin-left="0.139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8" style:family="table-cell" style:parent-style-name="Default" style:data-style-name="N0">
      <style:table-cell-properties style:glyph-orientation-vertical="0" fo:background-color="#e4eef8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ackground-color="#eaeaea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0" style:family="table-cell" style:parent-style-name="Default" style:data-style-name="N42">
      <style:table-cell-properties style:glyph-orientation-vertical="0" fo:background-color="#5f79a0" style:diagonal-bl-tr="none" style:diagonal-tl-br="none" style:text-align-source="fix" style:repeat-content="false" fo:wrap-option="no-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1" style:family="table-cell" style:parent-style-name="Default" style:data-style-name="N42">
      <style:table-cell-properties style:glyph-orientation-vertical="0" fo:border-bottom="0.74pt solid #d6d6d6" fo:background-color="#5f79a0" style:diagonal-bl-tr="none" style:diagonal-tl-br="none" style:text-align-source="fix" style:repeat-content="false" fo:wrap-option="no-wrap" fo:border-left="0.74pt solid #d6d6d6" style:direction="ltr" fo:padding="0.028in" fo:border-right="0.74pt solid #d6d6d6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Century Gothic" style:font-size-complex="18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e4eef8" fo:background-color="#5f79a0" style:diagonal-bl-tr="none" style:diagonal-tl-br="none" style:text-align-source="fix" style:repeat-content="false" fo:wrap-option="wrap" fo:border-left="0.74pt solid #d6d6d6" style:direction="ltr" fo:padding="0.028in" fo:border-right="none" style:rotation-angle="0" style:rotation-align="none" style:shrink-to-fit="false" fo:border-top="0.74pt solid #d6d6d6" style:vertical-align="middle" loext:vertical-justify="auto"/>
      <style:paragraph-properties fo:text-align="center" css3t:text-justify="auto" fo:margin-left="0.139in" style:writing-mode="pag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name-complex="Century Gothic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d6d6d6" fo:background-color="#e4eef8" style:diagonal-bl-tr="none" style:diagonal-tl-br="none" style:text-align-source="fix" style:repeat-content="false" fo:wrap-option="wrap" fo:border-left="0.74pt solid #d6d6d6" style:direction="ltr" fo:padding="0.028in" fo:border-right="0.74pt solid #d6d6d6" style:rotation-angle="0" style:rotation-align="none" style:shrink-to-fit="false" fo:border-top="0.74pt solid #e4eef8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808080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d6d6d6" fo:background-color="#e4eef8" style:diagonal-bl-tr="none" style:diagonal-tl-br="none" style:text-align-source="fix" style:repeat-content="false" fo:wrap-option="wrap" fo:border-left="0.74pt solid #d6d6d6" style:direction="ltr" fo:padding="0.028in" fo:border-right="0.74pt solid #d6d6d6" style:rotation-angle="0" style:rotation-align="none" style:shrink-to-fit="false" fo:border-top="0.74pt solid #e4eef8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bold" style:font-size-asian="9pt" style:font-style-asian="normal" style:font-weight-asian="bold" style:font-name-complex="Century Gothic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entury Gothic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ce22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9pt" fo:font-style="normal" fo:text-shadow="none" style:text-underline-style="none" fo:font-weight="normal" style:font-size-asian="9pt" style:font-style-asian="normal" style:font-weight-asian="normal" style:font-name-complex="Century Gothic" style:font-size-complex="9pt" style:font-style-complex="normal" style:font-weight-complex="normal"/>
    </style:style>
    <style:style style:name="ce23" style:family="table-cell" style:parent-style-name="Default" style:data-style-name="N143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808080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4" style:family="table-cell" style:parent-style-name="Default" style:data-style-name="N144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5" style:family="table-cell" style:parent-style-name="Default" style:data-style-name="N3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7" style:family="table-cell" style:parent-style-name="Default" style:data-style-name="N3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entury Gothic" style:font-size-complex="10pt" style:font-style-complex="normal" style:font-weight-complex="normal"/>
    </style:style>
    <style:style style:name="ce28" style:family="table-cell" style:parent-style-name="Default" style:data-style-name="N143">
      <style:table-cell-properties style:glyph-orientation-vertical="0" fo:background-color="#eaeaea" style:diagonal-bl-tr="none" style:diagonal-tl-br="none" style:text-align-source="fix" style:repeat-content="false" fo:wrap-option="wrap" fo:border="0.74pt solid #d6d6d6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fo:color="#ff3333" style:text-outline="false" style:text-line-through-style="none" style:text-line-through-type="none" style:font-name="Liberation Sans" fo:font-size="9pt" fo:font-style="italic" fo:text-shadow="none" style:text-underline-style="none" fo:font-weight="normal" style:font-size-asian="9pt" style:font-style-asian="italic" style:font-weight-asian="normal" style:font-name-complex="Century Gothic" style:font-size-complex="9pt" style:font-style-complex="italic" style:font-weight-complex="normal"/>
    </style:style>
    <style:style style:name="ce29" style:family="table-cell" style:parent-style-name="Default">
      <style:table-cell-properties fo:padding="0.028in"/>
      <style:text-properties style:font-name="Liberation Sans"/>
    </style:style>
    <style:style style:name="ce30" style:family="table-cell" style:parent-style-name="Default">
      <style:text-properties style:font-name="Liberation Sans"/>
    </style:style>
    <style:style style:name="ce3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Century Gothic" style:font-size-complex="10pt" style:font-style-complex="normal" style:font-weight-complex="bold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/>
      <table:table table:name="WEDNESDAY_1" table:style-name="ta1" table:print-ranges="WEDNESDAY_1.B2:WEDNESDAY_1.L18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5" table:default-cell-style-name="ce1"/>
        <table:table-column table:style-name="co6" table:number-columns-repeated="246" table:default-cell-style-name="ce1"/>
        <table:table-column table:style-name="co7" table:number-columns-repeated="3" table:default-cell-style-name="ce29"/>
        <table:table-column table:style-name="co7" table:number-columns-repeated="763" table:default-cell-style-name="ce3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1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3-19T13:57:49.657879" calcext:value-type="date">
            <text:p>3/19/17</text:p>
          </table:table-cell>
          <table:table-cell table:style-name="ce27"/>
          <table:table-cell table:style-name="Default" table:number-columns-repeated="2"/>
          <table:table-cell table:style-name="ce21" table:number-columns-repeated="2"/>
          <table:table-cell table:style-name="ce2" table:number-columns-repeated="1012"/>
        </table:table-row>
        <table:table-row table:style-name="ro3">
          <table:table-cell/>
          <table:table-cell table:style-name="ce6" office:value-type="time" office:time-value="PT18H30M00S" calcext:value-type="time" table:number-columns-spanned="2" table:number-rows-spanned="1">
            <text:p>06:30 PM</text:p>
          </table:table-cell>
          <table:covered-table-cell table:style-name="ce10"/>
          <table:table-cell table:style-name="ce13" office:value-type="string" calcext:value-type="string">
            <text:p>WEDNESDAY – MARCH 29<text:span text:style-name="T1">th</text:span>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repeated="6"/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LX <text:s/>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8" office:value-type="string" calcext:value-type="string">
            <text:p>DANCER COUNT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2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When Togetherness won't combine</text:p>
          </table:table-cell>
          <table:table-cell table:style-name="ce19" office:value-type="string" calcext:value-type="string">
            <text:p>Lindenwood University</text:p>
          </table:table-cell>
          <table:table-cell table:style-name="ce22" office:value-type="time" office:time-value="PT00H08M45S" calcext:value-type="time">
            <text:p>08:45</text:p>
          </table:table-cell>
          <table:table-cell table:style-name="ce19" office:value-type="float" office:value="8" calcext:value-type="float">
            <text:p>8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1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Rejsen</text:p>
          </table:table-cell>
          <table:table-cell table:style-name="ce19" office:value-type="string" calcext:value-type="string">
            <text:p>Missouri Valley College</text:p>
          </table:table-cell>
          <table:table-cell table:style-name="ce22" office:value-type="time" office:time-value="PT00H05M03S" calcext:value-type="time">
            <text:p>05:03</text:p>
          </table:table-cell>
          <table:table-cell table:style-name="ce19" office:value-type="string" calcext:value-type="string">
            <text:p>5 or 6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G135 | No Col</text:p>
          </table:table-cell>
          <table:table-cell table:style-name="ce19" office:value-type="string" calcext:value-type="string">
            <text:p>R365 | G840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A prurience for</text:p>
          </table:table-cell>
          <table:table-cell table:style-name="ce19" office:value-type="string" calcext:value-type="string">
            <text:p>Metropolitan State University of Denver</text:p>
          </table:table-cell>
          <table:table-cell table:style-name="ce22" office:value-type="time" office:time-value="PT00H05M30S" calcext:value-type="time">
            <text:p>05:3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R52</text:p>
          </table:table-cell>
          <table:table-cell table:style-name="ce19" office:value-type="string" calcext:value-type="string">
            <text:p>L204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Paper ripped up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Hunt</text:p>
          </table:table-cell>
          <table:table-cell table:style-name="ce19" office:value-type="string" calcext:value-type="string">
            <text:p>Rockford University</text:p>
          </table:table-cell>
          <table:table-cell table:style-name="ce22" office:value-type="time" office:time-value="PT00H07M36S" calcext:value-type="time">
            <text:p>07:36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300" calcext:value-type="float">
            <text:p>300</text:p>
          </table:table-cell>
          <table:table-cell table:style-name="ce15" office:value-type="string" calcext:value-type="string">
            <text:p>Is</text:p>
          </table:table-cell>
          <table:table-cell table:style-name="ce19" office:value-type="string" calcext:value-type="string">
            <text:p>Wichita State University</text:p>
          </table:table-cell>
          <table:table-cell table:style-name="ce22" office:value-type="time" office:time-value="PT00H05M45S" calcext:value-type="time">
            <text:p>05:45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 office:value-type="string" calcext:value-type="string">
            <text:p>Black marker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350" calcext:value-type="float">
            <text:p>350</text:p>
          </table:table-cell>
          <table:table-cell table:style-name="ce15" office:value-type="string" calcext:value-type="string">
            <text:p>Occurrence</text:p>
          </table:table-cell>
          <table:table-cell table:style-name="ce19" office:value-type="string" calcext:value-type="string">
            <text:p>Southern Illinois University-Edwardsville</text:p>
          </table:table-cell>
          <table:table-cell table:style-name="ce22" office:value-type="time" office:time-value="PT00H12M00S" calcext:value-type="time">
            <text:p>12:00</text:p>
          </table:table-cell>
          <table:table-cell table:style-name="ce19" office:value-type="float" office:value="6" calcext:value-type="float">
            <text:p>6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R69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/>
          <table:table-cell table:style-name="ce23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Y(Our) Silence</text:p>
          </table:table-cell>
          <table:table-cell table:style-name="ce19" office:value-type="string" calcext:value-type="string">
            <text:p>Missouri Valley College</text:p>
          </table:table-cell>
          <table:table-cell table:style-name="ce22" office:value-type="time" office:time-value="PT00H09M30S" calcext:value-type="time">
            <text:p>09:3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Own</text:p>
          </table:table-cell>
          <table:table-cell table:number-columns-repeated="2" table:style-name="ce19" office:value-type="string" calcext:value-type="string">
            <text:p>G850 | G840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LED lantern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41, 87</text:p>
          </table:table-cell>
          <table:table-cell table:style-name="ce19" office:value-type="string" calcext:value-type="string">
            <text:p>Lindenwood University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The Crash</text:p>
          </table:table-cell>
          <table:table-cell table:style-name="ce19" office:value-type="string" calcext:value-type="string">
            <text:p>Metropolitan State University of Denver</text:p>
          </table:table-cell>
          <table:table-cell table:style-name="ce22" office:value-type="time" office:time-value="PT00H03M50S" calcext:value-type="time">
            <text:p>03:5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R52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The Boy from Under and the Broken Girl of the Sky</text:p>
          </table:table-cell>
          <table:table-cell table:style-name="ce19" office:value-type="string" calcext:value-type="string">
            <text:p>Rockford University</text:p>
          </table:table-cell>
          <table:table-cell table:style-name="ce22" office:value-type="time" office:time-value="PT00H06M05S" calcext:value-type="time">
            <text:p>06:05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4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11" calcext:value-type="float">
            <text:p>11</text:p>
          </table:table-cell>
          <table:table-cell table:style-name="ce8" office:value-type="float" office:value="700" calcext:value-type="float">
            <text:p>700</text:p>
          </table:table-cell>
          <table:table-cell table:style-name="ce15" office:value-type="string" calcext:value-type="string">
            <text:p>The Promised Land</text:p>
          </table:table-cell>
          <table:table-cell table:style-name="ce19" office:value-type="string" calcext:value-type="string">
            <text:p>Southern Illinois University-Edwardsville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office:value-type="float" office:value="6" calcext:value-type="float">
            <text:p>6</text:p>
          </table:table-cell>
          <table:table-cell table:style-name="ce22" office:value-type="string" calcext:value-type="string">
            <text:p>Own</text:p>
          </table:table-cell>
          <table:table-cell table:style-name="ce22" office:value-type="string" calcext:value-type="string">
            <text:p>R17</text:p>
          </table:table-cell>
          <table:table-cell table:style-name="ce19" office:value-type="string" calcext:value-type="string">
            <text:p>R70 | R71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12" calcext:value-type="float">
            <text:p>12</text:p>
          </table:table-cell>
          <table:table-cell table:style-name="ce8" office:value-type="float" office:value="750" calcext:value-type="float">
            <text:p>750</text:p>
          </table:table-cell>
          <table:table-cell table:style-name="ce15" office:value-type="string" calcext:value-type="string">
            <text:p>Dinner Party</text:p>
          </table:table-cell>
          <table:table-cell table:style-name="ce19" office:value-type="string" calcext:value-type="string">
            <text:p>Wichita State University</text:p>
          </table:table-cell>
          <table:table-cell table:style-name="ce22" office:value-type="time" office:time-value="PT00H07M06S" calcext:value-type="time">
            <text:p>07:06</text:p>
          </table:table-cell>
          <table:table-cell table:style-name="ce19" office:value-type="float" office:value="12" calcext:value-type="float">
            <text:p>12</text:p>
          </table:table-cell>
          <table:table-cell table:style-name="ce22" office:value-type="string" calcext:value-type="string">
            <text:p>Stock</text:p>
          </table:table-cell>
          <table:table-cell table:style-name="ce22" office:value-type="string" calcext:value-type="string">
            <text:p>L204</text:p>
          </table:table-cell>
          <table:table-cell table:style-name="ce19" office:value-type="string" calcext:value-type="string">
            <text:p>L204</text:p>
          </table:table-cell>
          <table:table-cell table:style-name="ce19" office:value-type="string" calcext:value-type="string">
            <text:p>Black Curtain</text:p>
          </table:table-cell>
          <table:table-cell table:style-name="ce19" office:value-type="string" calcext:value-type="string">
            <text:p>Table &amp; chairs</text:p>
          </table:table-cell>
          <table:table-cell table:number-columns-repeated="1012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1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7]) + [.I18]*[.B17]" office:value-type="time" office:time-value="PT02H02M10S" calcext:value-type="time">
            <text:p>2:02:10</text:p>
          </table:table-cell>
          <table:table-cell table:style-name="ce26" office:value-type="string" calcext:value-type="string" table:number-columns-spanned="2" table:number-rows-spanned="1">
            <text:p>Transition time between pieces:</text:p>
          </table:table-cell>
          <table:covered-table-cell table:style-name="ce20" office:value-type="string" calcext:value-type="string">
            <text:p>Turnaround time:</text:p>
          </table:covered-table-cell>
          <table:table-cell table:style-name="ce28" office:value-type="time" office:time-value="PT00H02M00S" calcext:value-type="time">
            <text:p>02:00</text:p>
          </table:table-cell>
          <table:table-cell table:style-name="ce20"/>
          <table:table-cell table:style-name="ce28" table:number-columns-repeated="2"/>
          <table:table-cell table:number-columns-repeated="1012"/>
        </table:table-row>
        <table:table-row table:style-name="ro3" table:number-rows-repeated="2">
          <table:table-cell table:style-name="Default" table:number-columns-repeated="7"/>
          <table:table-cell table:number-columns-repeated="5"/>
          <table:table-cell table:style-name="Default" table:number-columns-repeated="101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/>
          <table:table-cell table:style-name="ce17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FRIDAY_4.$A$1" table:cell-range-address="$WEDNESDAY_1.$B$2:.$F$20" table:range-usable-as="print-range"/>
        </table:named-expressions>
      </table:table>
      <table:table table:name="THURSDAY_2" table:style-name="ta1" table:print-ranges="THURSDAY_2.B2:THURSDAY_2.L14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5" table:default-cell-style-name="ce1"/>
        <table:table-column table:style-name="co6" table:number-columns-repeated="248" table:default-cell-style-name="ce1"/>
        <table:table-column table:style-name="co7" table:number-columns-repeated="3" table:default-cell-style-name="ce29"/>
        <table:table-column table:style-name="co7" table:number-columns-repeated="761" table:default-cell-style-name="ce3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2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3-19T13:57:46.465762" calcext:value-type="date">
            <text:p>3/19/17</text:p>
          </table:table-cell>
          <table:table-cell table:style-name="ce27"/>
          <table:table-cell table:style-name="Default" table:number-columns-repeated="2"/>
          <table:table-cell table:style-name="ce21" table:number-columns-repeated="2"/>
          <table:table-cell table:style-name="ce2" table:number-columns-repeated="1012"/>
        </table:table-row>
        <table:table-row table:style-name="ro3">
          <table:table-cell/>
          <table:table-cell table:style-name="ce6" office:value-type="time" office:time-value="PT12H30M00S" calcext:value-type="time" table:number-columns-spanned="2" table:number-rows-spanned="1">
            <text:p>12:30 PM</text:p>
          </table:table-cell>
          <table:covered-table-cell table:style-name="ce10"/>
          <table:table-cell table:style-name="ce13" office:value-type="string" calcext:value-type="string">
            <text:p>THURSDAY – MARCH 30<text:span text:style-name="T1">th</text:span>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repeated="6"/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LX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8" office:value-type="string" calcext:value-type="string">
            <text:p>DANCER COUNT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2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Weeping Women</text:p>
          </table:table-cell>
          <table:table-cell table:style-name="ce19" office:value-type="string" calcext:value-type="string">
            <text:p>Friends University</text:p>
          </table:table-cell>
          <table:table-cell table:style-name="ce22" office:value-type="time" office:time-value="PT00H10M40S" calcext:value-type="time">
            <text:p>10:40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R68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Nimbus</text:p>
          </table:table-cell>
          <table:table-cell table:style-name="ce19" office:value-type="string" calcext:value-type="string">
            <text:p>Univeristy of Iowa</text:p>
          </table:table-cell>
          <table:table-cell table:style-name="ce22" office:value-type="time" office:time-value="PT00H05M30S" calcext:value-type="time">
            <text:p>05:3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1 | L204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House LX used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Regeneration</text:p>
          </table:table-cell>
          <table:table-cell table:style-name="ce19" office:value-type="string" calcext:value-type="string">
            <text:p>St. Gregory's University</text:p>
          </table:table-cell>
          <table:table-cell table:style-name="ce22" office:value-type="time" office:time-value="PT00H07M10S" calcext:value-type="time">
            <text:p>07:10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R52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3 Umbrellas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Unnoticed Before: <text:s/>Awake Now</text:p>
          </table:table-cell>
          <table:table-cell table:style-name="ce19" office:value-type="string" calcext:value-type="string">
            <text:p>Webster University</text:p>
          </table:table-cell>
          <table:table-cell table:style-name="ce22" office:value-type="time" office:time-value="PT00H12M00S" calcext:value-type="time">
            <text:p>12:0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 | No Col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/>
          <table:table-cell table:style-name="ce23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Descant</text:p>
          </table:table-cell>
          <table:table-cell table:style-name="ce19" office:value-type="string" calcext:value-type="string">
            <text:p>Brookhaven College</text:p>
          </table:table-cell>
          <table:table-cell table:style-name="ce22" office:value-type="time" office:time-value="PT00H10M30S" calcext:value-type="time">
            <text:p>10:30</text:p>
          </table:table-cell>
          <table:table-cell table:style-name="ce19" office:value-type="float" office:value="6" calcext:value-type="float">
            <text:p>6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358</text:p>
          </table:table-cell>
          <table:table-cell table:style-name="ce19" office:value-type="string" calcext:value-type="string">
            <text:p>L136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Arise</text:p>
          </table:table-cell>
          <table:table-cell table:style-name="ce19" office:value-type="string" calcext:value-type="string">
            <text:p>St. Gregory's University</text:p>
          </table:table-cell>
          <table:table-cell table:style-name="ce22" office:value-type="time" office:time-value="PT00H05M00S" calcext:value-type="time">
            <text:p>05:0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I was in silence</text:p>
          </table:table-cell>
          <table:table-cell table:style-name="ce19" office:value-type="string" calcext:value-type="string">
            <text:p>Webster University</text:p>
          </table:table-cell>
          <table:table-cell table:style-name="ce22" office:value-type="time" office:time-value="PT00H06M30S" calcext:value-type="time">
            <text:p>06:3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 | No Col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I Shall Wear My Trousers Rolled</text:p>
          </table:table-cell>
          <table:table-cell table:style-name="ce19" office:value-type="string" calcext:value-type="string">
            <text:p>University of Iowa</text:p>
          </table:table-cell>
          <table:table-cell table:style-name="ce22" office:value-type="time" office:time-value="PT00H11M50S" calcext:value-type="time">
            <text:p>11:5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2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3]) + [.I14]*[.B13]" office:value-type="time" office:time-value="PT01H40M10S" calcext:value-type="time">
            <text:p>1:40:10</text:p>
          </table:table-cell>
          <table:table-cell table:style-name="ce26" office:value-type="string" calcext:value-type="string" table:number-columns-spanned="2" table:number-rows-spanned="1">
            <text:p>Transition time between pieces:</text:p>
          </table:table-cell>
          <table:covered-table-cell table:style-name="ce20" office:value-type="string" calcext:value-type="string">
            <text:p>Turnaround time:</text:p>
          </table:covered-table-cell>
          <table:table-cell table:style-name="ce28" office:value-type="time" office:time-value="PT00H02M00S" calcext:value-type="time">
            <text:p>02:00</text:p>
          </table:table-cell>
          <table:table-cell table:style-name="ce20"/>
          <table:table-cell table:style-name="ce28" table:number-columns-repeated="2"/>
          <table:table-cell table:number-columns-repeated="1012"/>
        </table:table-row>
        <table:table-row table:style-name="ro3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7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HURSDAY_3" table:style-name="ta1" table:print-ranges="THURSDAY_3.B2:THURSDAY_3.L14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4"/>
        <table:table-column table:style-name="co8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5" table:default-cell-style-name="ce1"/>
        <table:table-column table:style-name="co6" table:number-columns-repeated="246" table:default-cell-style-name="ce1"/>
        <table:table-column table:style-name="co7" table:number-columns-repeated="3" table:default-cell-style-name="ce29"/>
        <table:table-column table:style-name="co7" table:number-columns-repeated="763" table:default-cell-style-name="ce3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3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3-19T13:57:45.04175" calcext:value-type="date">
            <text:p>3/19/17</text:p>
          </table:table-cell>
          <table:table-cell table:style-name="ce27"/>
          <table:table-cell table:style-name="Default" table:number-columns-repeated="2"/>
          <table:table-cell table:style-name="ce21" table:number-columns-repeated="2"/>
          <table:table-cell table:style-name="ce2" table:number-columns-repeated="1012"/>
        </table:table-row>
        <table:table-row table:style-name="ro3">
          <table:table-cell/>
          <table:table-cell table:style-name="ce6" office:value-type="time" office:time-value="PT19H30M00S" calcext:value-type="time" table:number-columns-spanned="2" table:number-rows-spanned="1">
            <text:p>07:30 PM</text:p>
          </table:table-cell>
          <table:covered-table-cell table:style-name="ce10"/>
          <table:table-cell table:style-name="ce13" office:value-type="string" calcext:value-type="string">
            <text:p>THURSDAY – MARCH 30th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repeated="6"/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LX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8" office:value-type="string" calcext:value-type="string">
            <text:p>DANCER COUNT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2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heavy planet</text:p>
          </table:table-cell>
          <table:table-cell table:style-name="ce19" office:value-type="string" calcext:value-type="string">
            <text:p>University of Illinois Urbana-Champaign</text:p>
          </table:table-cell>
          <table:table-cell table:style-name="ce22" office:value-type="time" office:time-value="PT00H12M00S" calcext:value-type="time">
            <text:p>12:00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98</text:p>
          </table:table-cell>
          <table:table-cell table:style-name="ce19" office:value-type="string" calcext:value-type="string">
            <text:p>R99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An Encounter</text:p>
          </table:table-cell>
          <table:table-cell table:style-name="ce19" office:value-type="string" calcext:value-type="string">
            <text:p>Missouri State University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?</text:p>
          </table:table-cell>
          <table:table-cell table:style-name="ce19" table:number-columns-repeated="2"/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Resettle</text:p>
          </table:table-cell>
          <table:table-cell table:style-name="ce19" office:value-type="string" calcext:value-type="string">
            <text:p>Illinois State University</text:p>
          </table:table-cell>
          <table:table-cell table:style-name="ce22" office:value-type="time" office:time-value="PT00H11M00S" calcext:value-type="time">
            <text:p>11:00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370 | R69</text:p>
          </table:table-cell>
          <table:table-cell table:style-name="ce19" office:value-type="string" calcext:value-type="string">
            <text:p>R316 | R321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My Life Closed Twice</text:p>
          </table:table-cell>
          <table:table-cell table:style-name="ce19" office:value-type="string" calcext:value-type="string">
            <text:p>Loyola University-Chicago</text:p>
          </table:table-cell>
          <table:table-cell table:style-name="ce22" office:value-type="time" office:time-value="PT00H08M18S" calcext:value-type="time">
            <text:p>08:18</text:p>
          </table:table-cell>
          <table:table-cell table:style-name="ce19" office:value-type="float" office:value="3" calcext:value-type="float">
            <text:p>3</text:p>
          </table:table-cell>
          <table:table-cell table:style-name="ce22" office:value-type="string" calcext:value-type="string">
            <text:p>Own</text:p>
          </table:table-cell>
          <table:table-cell table:number-columns-repeated="2" table:style-name="ce19" office:value-type="string" calcext:value-type="string">
            <text:p>R08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/>
          <table:table-cell table:style-name="ce23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The Last Day in December</text:p>
          </table:table-cell>
          <table:table-cell table:style-name="ce19" office:value-type="string" calcext:value-type="string">
            <text:p>Missouri State University</text:p>
          </table:table-cell>
          <table:table-cell table:style-name="ce22" office:value-type="time" office:time-value="PT00H08M00S" calcext:value-type="time">
            <text:p>08:0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No Quarter</text:p>
          </table:table-cell>
          <table:table-cell table:style-name="ce19" office:value-type="string" calcext:value-type="string">
            <text:p>Loyola University-Chicago</text:p>
          </table:table-cell>
          <table:table-cell table:style-name="ce22" office:value-type="time" office:time-value="PT00H05M30S" calcext:value-type="time">
            <text:p>05:30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21</text:p>
          </table:table-cell>
          <table:table-cell table:style-name="ce19" office:value-type="string" calcext:value-type="string">
            <text:p>L152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Algorithm</text:p>
          </table:table-cell>
          <table:table-cell table:style-name="ce19" office:value-type="string" calcext:value-type="string">
            <text:p>University of Illinois Urbana-Champaign</text:p>
          </table:table-cell>
          <table:table-cell table:style-name="ce22" office:value-type="time" office:time-value="PT00H08M00S" calcext:value-type="time">
            <text:p>08:0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Potentially Kinetic</text:p>
          </table:table-cell>
          <table:table-cell table:style-name="ce19" office:value-type="string" calcext:value-type="string">
            <text:p>Illinois State University</text:p>
          </table:table-cell>
          <table:table-cell table:style-name="ce22" office:value-type="time" office:time-value="PT00H07M00S" calcext:value-type="time">
            <text:p>07:0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string" calcext:value-type="string">
            <text:p>Own</text:p>
          </table:table-cell>
          <table:table-cell table:style-name="ce19" office:value-type="string" calcext:value-type="string">
            <text:p>R370 | R92</text:p>
          </table:table-cell>
          <table:table-cell table:style-name="ce19" office:value-type="string" calcext:value-type="string">
            <text:p>R344 | R332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3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3]) + [.I14]*[.B13]" office:value-type="time" office:time-value="PT01H36M48S" calcext:value-type="time">
            <text:p>1:36:48</text:p>
          </table:table-cell>
          <table:table-cell table:style-name="ce26" office:value-type="string" calcext:value-type="string" table:number-columns-spanned="2" table:number-rows-spanned="1">
            <text:p>Transition time between pieces:</text:p>
          </table:table-cell>
          <table:covered-table-cell table:style-name="ce20" office:value-type="string" calcext:value-type="string">
            <text:p>Turnaround time:</text:p>
          </table:covered-table-cell>
          <table:table-cell table:style-name="ce28" office:value-type="time" office:time-value="PT00H02M00S" calcext:value-type="time">
            <text:p>02:00</text:p>
          </table:table-cell>
          <table:table-cell table:style-name="ce20"/>
          <table:table-cell table:style-name="ce28" table:number-columns-repeated="2"/>
          <table:table-cell table:number-columns-repeated="1012"/>
        </table:table-row>
        <table:table-row table:style-name="ro3" table:number-rows-repeated="2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/>
          <table:table-cell table:style-name="Default"/>
          <table:table-cell table:number-columns-repeated="1017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6"/>
          <table:table-cell table:style-name="ce17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IDAY_4" table:style-name="ta1" table:print-ranges="FRIDAY_4.B2:FRIDAY_4.L18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5" table:default-cell-style-name="ce1"/>
        <table:table-column table:style-name="co6" table:number-columns-repeated="246" table:default-cell-style-name="ce1"/>
        <table:table-column table:style-name="co7" table:number-columns-repeated="3" table:default-cell-style-name="ce29"/>
        <table:table-column table:style-name="co7" table:number-columns-repeated="762" table:default-cell-style-name="ce30"/>
        <table:table-column table:style-name="co7" table:default-cell-style-name="Default"/>
        <table:table-row table:style-name="ro1">
          <table:table-cell table:number-columns-repeated="7"/>
          <table:table-cell table:style-name="Default"/>
          <table:table-cell table:number-columns-repeated="1016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Adjudication Concert 4</text:p>
          </table:table-cell>
          <table:covered-table-cell table:style-name="ce5"/>
          <table:covered-table-cell table:number-columns-repeated="2" table:style-name="ce12"/>
          <table:table-cell table:style-name="ce31" office:value-type="string" calcext:value-type="string">
            <text:p>UPDATED:</text:p>
          </table:table-cell>
          <table:table-cell table:style-name="ce25" table:formula="of:=NOW()" office:value-type="date" office:date-value="2017-03-19T13:57:43.558526" calcext:value-type="date">
            <text:p>3/19/17</text:p>
          </table:table-cell>
          <table:table-cell table:style-name="Default" table:number-columns-repeated="3"/>
          <table:table-cell table:style-name="ce21" table:number-columns-repeated="2"/>
          <table:table-cell table:style-name="ce2" table:number-columns-repeated="1011"/>
          <table:table-cell/>
        </table:table-row>
        <table:table-row table:style-name="ro3">
          <table:table-cell/>
          <table:table-cell table:style-name="ce6" office:value-type="time" office:time-value="PT17H30M00S" calcext:value-type="time" table:number-columns-spanned="2" table:number-rows-spanned="1">
            <text:p>05:30 PM</text:p>
          </table:table-cell>
          <table:covered-table-cell table:style-name="ce10"/>
          <table:table-cell table:style-name="ce13" office:value-type="string" calcext:value-type="string">
            <text:p>FRIDAY – MARCH 31<text:span text:style-name="T1">st</text:span>, 2017</text:p>
          </table:table-cell>
          <table:table-cell table:style-name="ce13" office:value-type="string" calcext:value-type="string" table:number-columns-spanned="3" table:number-rows-spanned="1">
            <text:p>WILNER THEATRE</text:p>
          </table:table-cell>
          <table:covered-table-cell table:number-columns-repeated="2" table:style-name="ce13"/>
          <table:table-cell table:style-name="ce13" table:number-columns-spanned="5" table:number-rows-spanned="1"/>
          <table:covered-table-cell table:number-columns-repeated="4" table:style-name="ce13"/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LX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8" office:value-type="string" calcext:value-type="string">
            <text:p>DANCER COUNT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1"/>
          <table:table-cell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 office:value-type="string" calcext:value-type="string">
            <text:p>Des Puemes de Prevert</text:p>
          </table:table-cell>
          <table:table-cell table:style-name="ce19" office:value-type="string" calcext:value-type="string">
            <text:p>Washington University</text:p>
          </table:table-cell>
          <table:table-cell table:style-name="ce22" office:value-type="time" office:time-value="PT00H09M30S" calcext:value-type="time">
            <text:p>09:3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?</text:p>
          </table:table-cell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 office:value-type="string" calcext:value-type="string">
            <text:p>on how to be</text:p>
          </table:table-cell>
          <table:table-cell table:style-name="ce19" office:value-type="string" calcext:value-type="string">
            <text:p>University of Nebraska-Lincoln</text:p>
          </table:table-cell>
          <table:table-cell table:style-name="ce22" office:value-type="time" office:time-value="PT00H06M50S" calcext:value-type="time">
            <text:p>06:50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 office:value-type="string" calcext:value-type="string">
            <text:p>Wild Heart</text:p>
          </table:table-cell>
          <table:table-cell table:style-name="ce19" office:value-type="string" calcext:value-type="string">
            <text:p>BYU-Idaho</text:p>
          </table:table-cell>
          <table:table-cell table:style-name="ce22" office:value-type="time" office:time-value="PT00H08M45S" calcext:value-type="time">
            <text:p>08:45</text:p>
          </table:table-cell>
          <table:table-cell table:style-name="ce19" office:value-type="float" office:value="7" calcext:value-type="float">
            <text:p>7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 office:value-type="string" calcext:value-type="string">
            <text:p>Itchy</text:p>
          </table:table-cell>
          <table:table-cell table:style-name="ce19" office:value-type="string" calcext:value-type="string">
            <text:p>University of Nebraska-Kearny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Stock</text:p>
          </table:table-cell>
          <table:table-cell table:style-name="ce22" office:value-type="string" calcext:value-type="string">
            <text:p>R52 | L204</text:p>
          </table:table-cell>
          <table:table-cell table:style-name="ce19" office:value-type="string" calcext:value-type="string">
            <text:p>R52 | L201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300" calcext:value-type="float">
            <text:p>300</text:p>
          </table:table-cell>
          <table:table-cell table:style-name="ce15" office:value-type="string" calcext:value-type="string">
            <text:p>Under the skin</text:p>
          </table:table-cell>
          <table:table-cell table:style-name="ce19" office:value-type="string" calcext:value-type="string">
            <text:p>University of Tulsa</text:p>
          </table:table-cell>
          <table:table-cell table:style-name="ce22" office:value-type="time" office:time-value="PT00H07M10S" calcext:value-type="time">
            <text:p>07:10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22" office:value-type="string" calcext:value-type="string">
            <text:p>R52 | L204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350" calcext:value-type="float">
            <text:p>350</text:p>
          </table:table-cell>
          <table:table-cell table:style-name="ce15" office:value-type="string" calcext:value-type="string">
            <text:p>Saltwaters</text:p>
          </table:table-cell>
          <table:table-cell table:style-name="ce19" office:value-type="string" calcext:value-type="string">
            <text:p>University of Central Oklahoma</text:p>
          </table:table-cell>
          <table:table-cell table:style-name="ce22" office:value-type="time" office:time-value="PT00H08M54S" calcext:value-type="time">
            <text:p>08:54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4</text:p>
          </table:table-cell>
          <table:table-cell table:style-name="ce19" office:value-type="string" calcext:value-type="string">
            <text:p>White Cyc</text:p>
          </table:table-cell>
          <table:table-cell table:style-name="ce19" office:value-type="string" calcext:value-type="string">
            <text:p>2 Table platforms</text:p>
          </table:table-cell>
          <table:table-cell table:number-columns-repeated="1012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/>
          <table:table-cell table:style-name="ce23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500" calcext:value-type="float">
            <text:p>500</text:p>
          </table:table-cell>
          <table:table-cell table:style-name="ce15" office:value-type="string" calcext:value-type="string">
            <text:p>after</text:p>
          </table:table-cell>
          <table:table-cell table:style-name="ce19" office:value-type="string" calcext:value-type="string">
            <text:p>University of Nebraska-Kearney</text:p>
          </table:table-cell>
          <table:table-cell table:style-name="ce22" office:value-type="time" office:time-value="PT00H09M22S" calcext:value-type="time">
            <text:p>09:22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style-name="ce19" office:value-type="string" calcext:value-type="string">
            <text:p>L204</text:p>
          </table:table-cell>
          <table:table-cell table:style-name="ce19" office:value-type="string" calcext:value-type="string">
            <text:p>L201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550" calcext:value-type="float">
            <text:p>550</text:p>
          </table:table-cell>
          <table:table-cell table:style-name="ce15" office:value-type="string" calcext:value-type="string">
            <text:p>Grounded Dove</text:p>
          </table:table-cell>
          <table:table-cell table:style-name="ce19" office:value-type="string" calcext:value-type="string">
            <text:p>Washington University</text:p>
          </table:table-cell>
          <table:table-cell table:style-name="ce22" office:value-type="time" office:time-value="PT00H04M02S" calcext:value-type="time">
            <text:p>04:02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string" calcext:value-type="string">
            <text:p>?</text:p>
          </table:table-cell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600" calcext:value-type="float">
            <text:p>600</text:p>
          </table:table-cell>
          <table:table-cell table:style-name="ce15" office:value-type="string" calcext:value-type="string">
            <text:p>unTAPped Potential</text:p>
          </table:table-cell>
          <table:table-cell table:style-name="ce19" office:value-type="string" calcext:value-type="string">
            <text:p>University of Kansas</text:p>
          </table:table-cell>
          <table:table-cell table:style-name="ce22" office:value-type="time" office:time-value="PT00H06M30S" calcext:value-type="time">
            <text:p>06:30</text:p>
          </table:table-cell>
          <table:table-cell table:style-name="ce19" office:value-type="float" office:value="6" calcext:value-type="float">
            <text:p>6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L204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650" calcext:value-type="float">
            <text:p>650</text:p>
          </table:table-cell>
          <table:table-cell table:style-name="ce15" office:value-type="string" calcext:value-type="string">
            <text:p>But when are we going to paint the house?</text:p>
          </table:table-cell>
          <table:table-cell table:style-name="ce19" office:value-type="string" calcext:value-type="string">
            <text:p>University of Nebraska-Lincoln</text:p>
          </table:table-cell>
          <table:table-cell table:style-name="ce22" office:value-type="time" office:time-value="PT00H07M00S" calcext:value-type="time">
            <text:p>07:0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string" calcext:value-type="string">
            <text:p>Stock</text:p>
          </table:table-cell>
          <table:table-cell table:number-columns-repeated="2" table:style-name="ce19" office:value-type="string" calcext:value-type="string">
            <text:p>No Colour</text:p>
          </table:table-cell>
          <table:table-cell table:style-name="ce19" office:value-type="string" calcext:value-type="string">
            <text:p>Black Curtain</text:p>
          </table:table-cell>
          <table:table-cell table:style-name="ce19" office:value-type="string" calcext:value-type="string">
            <text:p>Prac lamp DSL (Needs power)</text:p>
          </table:table-cell>
          <table:table-cell table:number-columns-repeated="1012"/>
        </table:table-row>
        <table:table-row table:style-name="ro3">
          <table:table-cell/>
          <table:table-cell table:style-name="ce8" office:value-type="float" office:value="11" calcext:value-type="float">
            <text:p>11</text:p>
          </table:table-cell>
          <table:table-cell table:style-name="ce8" office:value-type="float" office:value="700" calcext:value-type="float">
            <text:p>700</text:p>
          </table:table-cell>
          <table:table-cell table:style-name="ce15" office:value-type="float" office:value="1346" calcext:value-type="float">
            <text:p>1346</text:p>
          </table:table-cell>
          <table:table-cell table:style-name="ce19" office:value-type="string" calcext:value-type="string">
            <text:p>University of Central Oklahoma</text:p>
          </table:table-cell>
          <table:table-cell table:style-name="ce22" office:value-type="time" office:time-value="PT00H06M00S" calcext:value-type="time">
            <text:p>06:00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string" calcext:value-type="string">
            <text:p>Stock</text:p>
          </table:table-cell>
          <table:table-cell table:style-name="ce22" office:value-type="string" calcext:value-type="string">
            <text:p>L204 | R52</text:p>
          </table:table-cell>
          <table:table-cell table:style-name="ce19" office:value-type="string" calcext:value-type="string">
            <text:p>L204 | R52</text:p>
          </table:table-cell>
          <table:table-cell table:style-name="ce19" office:value-type="string" calcext:value-type="string">
            <text:p>Black Curtain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8" office:value-type="float" office:value="12" calcext:value-type="float">
            <text:p>12</text:p>
          </table:table-cell>
          <table:table-cell table:style-name="ce8" office:value-type="float" office:value="750" calcext:value-type="float">
            <text:p>750</text:p>
          </table:table-cell>
          <table:table-cell table:style-name="ce15" office:value-type="string" calcext:value-type="string">
            <text:p>Grout</text:p>
          </table:table-cell>
          <table:table-cell table:style-name="ce19" office:value-type="string" calcext:value-type="string">
            <text:p>BYU-Idaho</text:p>
          </table:table-cell>
          <table:table-cell table:style-name="ce22" office:value-type="time" office:time-value="PT00H08M00S" calcext:value-type="time">
            <text:p>08:0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string" calcext:value-type="string">
            <text:p>Stock</text:p>
          </table:table-cell>
          <table:table-cell table:style-name="ce22" office:value-type="string" calcext:value-type="string">
            <text:p>No Colour</text:p>
          </table:table-cell>
          <table:table-cell table:style-name="ce19" office:value-type="string" calcext:value-type="string">
            <text:p>No Colour</text:p>
          </table:table-cell>
          <table:table-cell table:style-name="ce19" office:value-type="string" calcext:value-type="string">
            <text:p>White Cyc</text:p>
          </table:table-cell>
          <table:table-cell table:style-name="ce19"/>
          <table:table-cell table:number-columns-repeated="1012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ADJUDICATION CONCERT 4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7]) + [.I18]*[.B17]" office:value-type="time" office:time-value="PT02H07M03S" calcext:value-type="time">
            <text:p>2:07:03</text:p>
          </table:table-cell>
          <table:table-cell table:style-name="ce26" office:value-type="string" calcext:value-type="string" table:number-columns-spanned="2" table:number-rows-spanned="1">
            <text:p>Transition time between pieces:</text:p>
          </table:table-cell>
          <table:covered-table-cell table:style-name="ce20"/>
          <table:table-cell table:style-name="ce28" office:value-type="time" office:time-value="PT00H02M00S" calcext:value-type="time">
            <text:p>02:00</text:p>
          </table:table-cell>
          <table:table-cell table:style-name="ce20"/>
          <table:table-cell table:style-name="ce28" table:number-columns-repeated="2"/>
          <table:table-cell table:number-columns-repeated="1012"/>
        </table:table-row>
        <table:table-row table:style-name="ro3" table:number-rows-repeated="2">
          <table:table-cell table:style-name="Default" table:number-columns-repeated="7"/>
          <table:table-cell table:number-columns-repeated="5"/>
          <table:table-cell table:style-name="Default" table:number-columns-repeated="1011"/>
          <table:table-cell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ce17" table:number-columns-repeated="2"/>
          <table:table-cell/>
          <table:table-cell table:style-name="ce17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TURDAY_5" table:style-name="ta1" table:print-ranges="SATURDAY_5.B2:SATURDAY_5.L17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4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5" table:default-cell-style-name="ce1"/>
        <table:table-column table:style-name="co6" table:number-columns-repeated="246" table:default-cell-style-name="ce1"/>
        <table:table-column table:style-name="co7" table:number-columns-repeated="3" table:default-cell-style-name="ce29"/>
        <table:table-column table:style-name="co7" table:number-columns-repeated="763" table:default-cell-style-name="ce30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5" office:value-type="string" calcext:value-type="string" table:number-columns-spanned="4" table:number-rows-spanned="1">
            <text:p>ACDA 2017 Central Region Gala Concert</text:p>
          </table:table-cell>
          <table:covered-table-cell table:style-name="ce5"/>
          <table:covered-table-cell table:number-columns-repeated="2" table:style-name="ce12"/>
          <table:table-cell table:style-name="ce21" office:value-type="string" calcext:value-type="string">
            <text:p>UPDATED:</text:p>
          </table:table-cell>
          <table:table-cell table:style-name="ce25" table:formula="of:=NOW()" office:value-type="date" office:date-value="2017-03-19T13:57:31.346588" calcext:value-type="date">
            <text:p>3/19/17</text:p>
          </table:table-cell>
          <table:table-cell table:style-name="ce27"/>
          <table:table-cell table:style-name="Default" table:number-columns-repeated="2"/>
          <table:table-cell table:style-name="ce21" table:number-columns-repeated="2"/>
          <table:table-cell table:style-name="ce2" table:number-columns-repeated="1012"/>
        </table:table-row>
        <table:table-row table:style-name="ro3">
          <table:table-cell/>
          <table:table-cell table:style-name="ce6" office:value-type="time" office:time-value="PT19H00M00S" calcext:value-type="time" table:number-columns-spanned="2" table:number-rows-spanned="1">
            <text:p>07:00 PM</text:p>
          </table:table-cell>
          <table:covered-table-cell table:style-name="ce10"/>
          <table:table-cell table:style-name="ce13" office:value-type="string" calcext:value-type="string">
            <text:p>SATURDAY – APRIL 1<text:span text:style-name="T1">st</text:span>, 2017</text:p>
          </table:table-cell>
          <table:table-cell table:style-name="ce13" office:value-type="string" calcext:value-type="string" table:number-columns-spanned="2" table:number-rows-spanned="1">
            <text:p>WILNER THEATRE</text:p>
          </table:table-cell>
          <table:covered-table-cell table:style-name="ce13"/>
          <table:table-cell table:style-name="ce13" table:number-columns-repeated="6"/>
          <table:table-cell table:number-columns-repeated="1012"/>
        </table:table-row>
        <table:table-row table:style-name="ro3">
          <table:table-cell table:style-name="ce3"/>
          <table:table-cell table:style-name="ce7" office:value-type="string" calcext:value-type="string">
            <text:p>PIECE #</text:p>
          </table:table-cell>
          <table:table-cell table:style-name="ce11" office:value-type="string" calcext:value-type="string">
            <text:p>LX BLOCK</text:p>
          </table:table-cell>
          <table:table-cell table:style-name="ce14" office:value-type="string" calcext:value-type="string">
            <text:p>DANCE PIECE TITLE</text:p>
          </table:table-cell>
          <table:table-cell table:style-name="ce18" office:value-type="string" calcext:value-type="string">
            <text:p>COLLEGE/UNIVERSITY</text:p>
          </table:table-cell>
          <table:table-cell table:style-name="ce14" office:value-type="string" calcext:value-type="string">
            <text:p>PIECE LENGTH</text:p>
          </table:table-cell>
          <table:table-cell table:style-name="ce18" office:value-type="string" calcext:value-type="string">
            <text:p>DANCER COUNT</text:p>
          </table:table-cell>
          <table:table-cell table:style-name="ce14" office:value-type="string" calcext:value-type="string">
            <text:p>OWN / STOCK BOOM GELS</text:p>
          </table:table-cell>
          <table:table-cell table:style-name="ce14" office:value-type="string" calcext:value-type="string">
            <text:p>MIDS SL | SR</text:p>
          </table:table-cell>
          <table:table-cell table:style-name="ce14" office:value-type="string" calcext:value-type="string">
            <text:p>SHINS SL | SR</text:p>
          </table:table-cell>
          <table:table-cell table:style-name="ce14" office:value-type="string" calcext:value-type="string">
            <text:p>CYC / BLACK BACKDROP</text:p>
          </table:table-cell>
          <table:table-cell table:style-name="ce14" office:value-type="string" calcext:value-type="string">
            <text:p>TECH NOTES</text:p>
          </table:table-cell>
          <table:table-cell table:style-name="ce3" table:number-columns-repeated="1012"/>
        </table:table-row>
        <table:table-row table:style-name="ro3"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00" calcext:value-type="float">
            <text:p>10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2" calcext:value-type="float">
            <text:p>2</text:p>
          </table:table-cell>
          <table:table-cell table:style-name="ce8" office:value-type="float" office:value="150" calcext:value-type="float">
            <text:p>15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3" calcext:value-type="float">
            <text:p>3</text:p>
          </table:table-cell>
          <table:table-cell table:style-name="ce8" office:value-type="float" office:value="200" calcext:value-type="float">
            <text:p>20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4" calcext:value-type="float">
            <text:p>4</text:p>
          </table:table-cell>
          <table:table-cell table:style-name="ce8" office:value-type="float" office:value="250" calcext:value-type="float">
            <text:p>25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5" calcext:value-type="float">
            <text:p>5</text:p>
          </table:table-cell>
          <table:table-cell table:style-name="ce8" office:value-type="float" office:value="300" calcext:value-type="float">
            <text:p>30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6" calcext:value-type="float">
            <text:p>6</text:p>
          </table:table-cell>
          <table:table-cell table:style-name="ce8" office:value-type="float" office:value="350" calcext:value-type="float">
            <text:p>35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/>
          <table:table-cell table:style-name="ce8" office:value-type="float" office:value="495" calcext:value-type="float">
            <text:p>495</text:p>
          </table:table-cell>
          <table:table-cell table:style-name="ce16" office:value-type="string" calcext:value-type="string">
            <text:p>INTERMISSION</text:p>
          </table:table-cell>
          <table:table-cell table:style-name="ce16"/>
          <table:table-cell table:style-name="ce23" office:value-type="time" office:time-value="PT00H15M00S" calcext:value-type="time">
            <text:p>15:00</text:p>
          </table:table-cell>
          <table:table-cell table:style-name="ce16"/>
          <table:table-cell table:style-name="ce23"/>
          <table:table-cell table:style-name="ce16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7" calcext:value-type="float">
            <text:p>7</text:p>
          </table:table-cell>
          <table:table-cell table:style-name="ce8" office:value-type="float" office:value="500" calcext:value-type="float">
            <text:p>50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8" calcext:value-type="float">
            <text:p>8</text:p>
          </table:table-cell>
          <table:table-cell table:style-name="ce8" office:value-type="float" office:value="550" calcext:value-type="float">
            <text:p>55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9" calcext:value-type="float">
            <text:p>9</text:p>
          </table:table-cell>
          <table:table-cell table:style-name="ce8" office:value-type="float" office:value="600" calcext:value-type="float">
            <text:p>60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10" calcext:value-type="float">
            <text:p>10</text:p>
          </table:table-cell>
          <table:table-cell table:style-name="ce8" office:value-type="float" office:value="650" calcext:value-type="float">
            <text:p>65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/>
          <table:table-cell table:style-name="ce19" table:number-columns-repeated="4"/>
          <table:table-cell table:number-columns-repeated="1012"/>
        </table:table-row>
        <table:table-row table:style-name="ro3">
          <table:table-cell/>
          <table:table-cell table:style-name="ce8" office:value-type="float" office:value="11" calcext:value-type="float">
            <text:p>11</text:p>
          </table:table-cell>
          <table:table-cell table:style-name="ce8" office:value-type="float" office:value="700" calcext:value-type="float">
            <text:p>700</text:p>
          </table:table-cell>
          <table:table-cell table:style-name="ce15"/>
          <table:table-cell table:style-name="ce19"/>
          <table:table-cell table:style-name="ce22"/>
          <table:table-cell table:style-name="ce19"/>
          <table:table-cell table:style-name="ce22" table:number-columns-repeated="2"/>
          <table:table-cell table:style-name="ce19" table:number-columns-repeated="3"/>
          <table:table-cell table:number-columns-repeated="1012"/>
        </table:table-row>
        <table:table-row table:style-name="ro3">
          <table:table-cell/>
          <table:table-cell table:style-name="ce9" table:number-columns-repeated="2"/>
          <table:table-cell table:style-name="ce16" office:value-type="string" calcext:value-type="string">
            <text:p>END OF GALA CONCERT</text:p>
          </table:table-cell>
          <table:table-cell table:style-name="ce20" office:value-type="string" calcext:value-type="string">
            <text:p>Total Length [H:M:S]</text:p>
          </table:table-cell>
          <table:table-cell table:style-name="ce24" table:formula="of:=SUM([.F5:.F16]) + [.I17]*[.B16]" office:value-type="time" office:time-value="PT00H37M00S" calcext:value-type="time">
            <text:p>0:37:00</text:p>
          </table:table-cell>
          <table:table-cell table:style-name="ce26" office:value-type="string" calcext:value-type="string" table:number-columns-spanned="2" table:number-rows-spanned="1">
            <text:p>Transition time between pieces:</text:p>
          </table:table-cell>
          <table:covered-table-cell table:style-name="ce20" office:value-type="string" calcext:value-type="string">
            <text:p>Turnaround time:</text:p>
          </table:covered-table-cell>
          <table:table-cell table:style-name="ce28" office:value-type="time" office:time-value="PT00H02M00S" calcext:value-type="time">
            <text:p>02:00</text:p>
          </table:table-cell>
          <table:table-cell table:style-name="ce20"/>
          <table:table-cell table:style-name="ce28" table:number-columns-repeated="2"/>
          <table:table-cell table:number-columns-repeated="1012"/>
        </table:table-row>
        <table:table-row table:style-name="ro3">
          <table:table-cell table:style-name="Default" table:number-columns-repeated="1024"/>
        </table:table-row>
        <table:table-row table:style-name="ro3">
          <table:table-cell table:style-name="Default" table:number-columns-repeated="7"/>
          <table:table-cell table:number-columns-repeated="5"/>
          <table:table-cell table:style-name="Default" table:number-columns-repeated="1012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table:number-columns-repeated="3"/>
          <table:table-cell table:style-name="ce17" table:number-columns-repeated="2"/>
          <table:table-cell table:number-columns-repeated="1019"/>
        </table:table-row>
        <table:table-row table:style-name="ro1">
          <table:table-cell table:number-columns-repeated="3"/>
          <table:table-cell table:style-name="ce17" table:number-columns-repeated="2"/>
          <table:table-cell/>
          <table:table-cell table:style-name="ce17"/>
          <table:table-cell table:number-columns-repeated="1017"/>
        </table:table-row>
        <table:table-row table:style-name="ro1">
          <table:table-cell table:number-columns-repeated="6"/>
          <table:table-cell table:style-name="ce17"/>
          <table:table-cell table:number-columns-repeated="1017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date-style style:name="N147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147">
      <number:text-content/>
      <style:map style:condition="value()&gt;=0" style:apply-style-name="N147P0"/>
    </number:text-style>
    <number:time-style style:name="N148">
      <number:hours/>
      <number:text>:</number:text>
      <number:minutes number:style="long"/>
      <number:text> </number:text>
      <number:am-pm/>
    </number:time-style>
    <number:time-style style:name="N149P0" style:volatile="true">
      <number:hours/>
      <number:text>:</number:text>
      <number:minutes number:style="long"/>
      <number:text> </number:text>
      <number:am-pm/>
    </number:time-style>
    <number:text-style style:name="N149">
      <number:text-content/>
      <style:map style:condition="value()&gt;=0" style:apply-style-name="N149P0"/>
    </number:text-style>
    <number:number-style style:name="N153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53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53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style:name="N15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156P0" style:volatile="true">
      <number:month/>
      <number:text>/</number:text>
      <number:day/>
      <number:text>/</number:text>
      <number:year/>
      <number:text> </number:text>
      <number:hours/>
      <number:text>:</number:text>
      <number:minutes number:style="long"/>
    </number:date-style>
    <number:text-style style:name="N156">
      <number:text-content/>
      <style:map style:condition="value()&gt;=0" style:apply-style-name="N156P0"/>
    </number:text-style>
    <number:time-style style:name="N157" number:title="User-defined">
      <number:hours/>
      <number:text>:</number:text>
      <number:minutes number:style="long"/>
    </number:time-style>
    <number:date-style style:name="N158">
      <number:day/>
      <number:text>-</number:text>
      <number:month number:textual="true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eaeaea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ffff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d6d6d6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e4eef8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ffff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e4eef8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5f79a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808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eaeaea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5f79a0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e4eef8" style:diagonal-bl-tr="none" style:diagonal-tl-br="none" fo:border-left="none" fo:padding="0.028in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99" style:diagonal-bl-tr="none" style:diagonal-tl-br="none" fo:border="0.74pt solid #c0c0c0" fo:padding="0.028in" style:rotation-align="none"/>
    </style:style>
    <style:style style:name="Output" style:family="table-cell" style:parent-style-name="Default">
      <style:table-cell-properties fo:background-color="#eaeaea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le" style:family="table-cell" style:parent-style-name="Default">
      <style:table-cell-properties fo:padding="0.028in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pitch-complex="variable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5f79a0" style:border-line-width-bottom="0.0071in 0.0209in 0.0071in" style:diagonal-bl-tr="none" style:diagonal-tl-br="none" fo:border-left="none" fo:padding="0.028in" fo:border-right="none" style:rotation-align="none" fo:border-top="0.74pt solid #5f79a0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5in" fo:margin-bottom="0.25in" fo:margin-left="0.5in" fo:margin-right="0.5in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4">
      <style:page-layout-properties fo:page-width="14in" fo:page-height="8.5in" style:num-format="1" style:print-orientation="landscape" fo:margin-top="0.25in" fo:margin-bottom="0.25in" fo:margin-left="0.25in" fo:margin-right="0.25in" style:shadow="none" fo:background-color="transparent" style:first-page-number="continue" style:scale-to-X="1" style:scale-to-Y="1" style:table-centering="horizontal" style:writing-mode="lr-tb">
        <style:background-image/>
      </style:page-layout-properties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5">
      <style:page-layout-properties fo:page-width="8.5in" fo:page-height="11in" style:num-format="1" style:print-orientation="portrait" fo:margin-top="0.25in" fo:margin-bottom="0.25in" fo:margin-left="0.5in" fo:margin-right="0.5in" style:shadow="none" fo:background-color="transparent" style:first-page-number="continue" style:scale-to="100%" style:table-centering="horizontal" style:writing-mode="lr-tb">
        <style:background-image/>
      </style:page-layout-properties>
      <style:header-style>
        <style:header-footer-properties fo:min-height="0.2in" fo:margin-left="0in" fo:margin-right="0in" fo:margin-bottom="0in" fo:background-color="transparent">
          <style:background-image/>
        </style:header-footer-properties>
      </style:header-style>
      <style:footer-style>
        <style:header-footer-properties fo:min-height="0.2in" fo:margin-left="0in" fo:margin-right="0in" fo:margin-top="0in"/>
      </style:footer-style>
    </style:page-layout>
    <style:page-layout style:name="Mpm6">
      <style:page-layout-properties fo:page-width="8.5in" fo:page-height="11in" style:num-format="1" style:print-orientation="portrait" fo:margin-top="0.25in" fo:margin-bottom="0.25in" fo:margin-left="0.5in" fo:margin-right="0.5in" style:first-page-number="continue" style:scale-to-X="1" style:scale-to-Y="1" style:table-centering="horizontal" style:writing-mode="lr-tb"/>
      <style:header-style>
        <style:header-footer-properties fo:min-height="0.2898in" fo:margin-left="0.25in" fo:margin-right="0.25in" fo:margin-bottom="0.1098in"/>
      </style:header-style>
      <style:footer-style>
        <style:header-footer-properties fo:min-height="0.2953in" fo:margin-left="0.248in" fo:margin-right="0.248in" fo:margin-top="0in"/>
      </style:footer-style>
    </style:page-layout>
    <style:page-layout style:name="Mpm7">
      <style:page-layout-properties fo:page-width="8.5in" fo:page-height="11in" style:num-format="1" style:print-orientation="portrait" fo:margin-top="0.25in" fo:margin-bottom="0.25in" fo:margin-left="0.5in" fo:margin-right="0.5in" style:first-page-number="continue" style:scale-to-X="1" style:scale-to-Y="1" style:table-centering="horizontal" style:writing-mode="lr-tb"/>
      <style:header-style>
        <style:header-footer-properties fo:min-height="0.2902in" fo:margin-left="0.25in" fo:margin-right="0.25in" fo:margin-bottom="0.1in"/>
      </style:header-style>
      <style:footer-style>
        <style:header-footer-properties fo:min-height="0.2953in" fo:margin-left="0.248in" fo:margin-right="0.248in" fo:margin-top="0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9">00/00/0000</text:date>, <text:time style:data-style-name="N2" text:time-value="13:54:35.7630010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E-FEST" style:display-name="PageStyle_PRE-FEST" style:page-layout-name="Mpm3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FIT UP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Pre-Festival 2nd-5th April 2011</text:span></text:p>
        </style:region-right>
      </style:header-left>
      <style:footer style:display="false"/>
      <style:footer-left style:display="false"/>
    </style:master-page>
    <style:master-page style:name="PageStyle_5f_WEDNESDAY" style:display-name="PageStyle_WEDNESDAY" style:page-layout-name="Mpm4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WEDNES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WEDNESDAY - 6th April 2011</text:span></text:p>
        </style:region-right>
      </style:header-left>
      <style:footer style:display="false"/>
      <style:footer-left style:display="false"/>
    </style:master-page>
    <style:master-page style:name="PageStyle_5f_THURSDAY" style:display-name="PageStyle_THURSDAY" style:page-layout-name="Mpm5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THURS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THURSDAY - 7th April 2011</text:span></text:p>
        </style:region-right>
      </style:header-left>
      <style:footer style:display="false"/>
      <style:footer-left style:display="false"/>
    </style:master-page>
    <style:master-page style:name="PageStyle_5f_FRIDAY" style:display-name="PageStyle_FRIDAY" style:page-layout-name="Mpm6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FRI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FRIDAY - 8th April 2011</text:span></text:p>
        </style:region-right>
      </style:header-left>
      <style:footer style:display="false"/>
      <style:footer-left style:display="false"/>
    </style:master-page>
    <style:master-page style:name="PageStyle_5f_SATURDAY" style:display-name="PageStyle_SATURDAY" style:page-layout-name="Mpm7">
      <style:header style:display="false">
        <style:region-left>
          <text:p><text:span text:style-name="MT1">ACDA (Central) Tech Schedule</text:span></text:p>
        </style:region-left>
        <style:region-right>
          <text:p><text:span text:style-name="MT1">SATURDAY</text:span></text:p>
        </style:region-right>
      </style:header>
      <style:header-left style:display="false">
        <style:region-left>
          <text:p><text:span text:style-name="MT1">ACDF (Central) Tech Schedule v3</text:span></text:p>
        </style:region-left>
        <style:region-right>
          <text:p><text:span text:style-name="MT1">SATURDAY - 9th April 2011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CDA Concert Order</dc:title>
    <meta:initial-creator>Microsoft Corporation</meta:initial-creator>
    <meta:creation-date>2002-08-02T11:23:10</meta:creation-date>
    <dc:date>2017-03-19T13:57:55.788911146</dc:date>
    <meta:print-date>2011-03-18T12:21:47</meta:print-date>
    <meta:editing-cycles>88</meta:editing-cycles>
    <meta:editing-duration>PT13H11M16S</meta:editing-duration>
    <meta:generator>LibreOffice/4.3.3.2$Linux_X86_64 LibreOffice_project/430m0$Build-2</meta:generator>
    <meta:document-statistic meta:table-count="5" meta:cell-count="551" meta:object-count="0"/>
    <meta:user-defined meta:name="APAuthor">191</meta:user-defined>
    <meta:user-defined meta:name="APEditor">92</meta:user-defined>
    <meta:user-defined meta:name="APTrustLevel">1.00000000000000</meta:user-defined>
    <meta:user-defined meta:name="Applications">23;#Microsoft Office Excel 2007;#79;#Template 12;#184;#Office 2000;#182;#Office XP;#22;#Excel 2003</meta:user-defined>
    <meta:user-defined meta:name="AssetId" meta:value-type="string">TS001021976</meta:user-defined>
    <meta:user-defined meta:name="AssetType" meta:value-type="string">TP</meta:user-defined>
    <meta:user-defined meta:name="AuthoringAssetId" meta:value-type="string">TP001021976</meta:user-defined>
    <meta:user-defined meta:name="BugNumber" meta:value-type="string">490394L</meta:user-defined>
    <meta:user-defined meta:name="Content Type" meta:value-type="string">OOFile</meta:user-defined>
    <meta:user-defined meta:name="ContentTypeId" meta:value-type="string">0x0101006025706CF4CD034688BEBAE97A2E701D020200C3831ACA17D8814887A164412888521E</meta:user-defined>
    <meta:user-defined meta:name="IsDeleted" meta:value-type="string">0</meta:user-defined>
    <meta:user-defined meta:name="IsSearchable" meta:value-type="string">0</meta:user-defined>
    <meta:user-defined meta:name="Markets" meta:value-type="string">en-us</meta:user-defined>
    <meta:user-defined meta:name="Milestone" meta:value-type="string">Continuous</meta:user-defined>
    <meta:user-defined meta:name="NumericId" meta:value-type="string">-1.00000000000000</meta:user-defined>
    <meta:user-defined meta:name="OpenTemplate" meta:value-type="string">1</meta:user-defined>
    <meta:user-defined meta:name="PrimaryImageGen" meta:value-type="string">1</meta:user-defined>
    <meta:user-defined meta:name="Provider" meta:value-type="string">EY006220130</meta:user-defined>
    <meta:user-defined meta:name="PublishStatusLookup" meta:value-type="string">253898</meta:user-defined>
    <meta:user-defined meta:name="PublishTargets" meta:value-type="string">OfficeOnline</meta:user-defined>
    <meta:user-defined meta:name="ShowIn" meta:value-type="string">Show everywhere</meta:user-defined>
    <meta:user-defined meta:name="SourceTitle" meta:value-type="string">Five-day event schedule</meta:user-defined>
    <meta:user-defined meta:name="TPAppVersion" meta:value-type="string">11</meta:user-defined>
    <meta:user-defined meta:name="TPApplication" meta:value-type="string">Excel</meta:user-defined>
    <meta:user-defined meta:name="TPClientViewer" meta:value-type="string">Microsoft Office Excel</meta:user-defined>
    <meta:user-defined meta:name="TPCommandLine" meta:value-type="string">{XL} /t {FilePath}</meta:user-defined>
    <meta:user-defined meta:name="TPComponent" meta:value-type="string">EXCELFiles</meta:user-defined>
    <meta:user-defined meta:name="TPFriendlyName" meta:value-type="string">Five-day event schedule</meta:user-defined>
    <meta:user-defined meta:name="TPInstallLocation" meta:value-type="string">{My Templates}</meta:user-defined>
    <meta:user-defined meta:name="TPLaunchHelpLinkType" meta:value-type="string">Template</meta:user-defined>
    <meta:user-defined meta:name="TPNamespace" meta:value-type="string">EXCEL</meta:user-defined>
    <meta:user-defined meta:name="TemplateStatus" meta:value-type="string">Complete</meta:user-defined>
    <meta:user-defined meta:name="TrustLevel" meta:value-type="string">Microsoft Managed Content</meta:user-defined>
    <meta:user-defined meta:name="UACurrentWords" meta:value-type="string">0</meta:user-defined>
    <meta:user-defined meta:name="UALocRecommendation" meta:value-type="string">Localize</meta:user-defined>
    <meta:user-defined meta:name="UANotes" meta:value-type="string">LEGACY FROM TOW. June 2003 RetrofitXL Batch 2Design Pass complete.</meta:user-defined>
    <meta:user-defined meta:name="display_urn:schemas-microsoft-com:office:office#APAuthor" meta:value-type="string">REDMOND\cynvey</meta:user-defined>
    <meta:user-defined meta:name="display_urn:schemas-microsoft-com:office:office#APEditor" meta:value-type="string">REDMOND\v-luannv</meta:user-defined>
  </office:meta>
</office:document-meta>
</file>